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4541702"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7253750"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259544"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240236"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264004"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235070"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260675"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251911"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240704"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264107"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249478"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265832"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258866"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7258711"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252549"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254685"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258606"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50222"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244386"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237486"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241238"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240136"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53249"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244055"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248509"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250328"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247653"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250337"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7266007"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39823"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258833"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257229"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7252722"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266229"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7261220"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7243938"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52474"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7237295"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7266306"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7266988"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7264845"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7253194"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7250378"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38985"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7257432"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7262422"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240405"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7248491"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7259126"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7261413"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43824"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7266760"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7260811"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7252127"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7248541"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66431"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7256610"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7237481"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7241019"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7253586"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50220"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7255391"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7239122"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7254985"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7264423"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ssign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1"/>
      <text:p text:style-name="P21"/>
      <text:p text:style-name="P21"/>
      <text:p text:style-name="P21"/>
      <text:p text:style-name="P21"/>
      <text:p text:style-name="P21"/>
      <text:list xml:id="list37239636"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ext:soft-page-break/>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oft-page-break/><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soft-page-break/><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注意：</text:p>
      <text:p text:style-name="P26"><text:soft-page-break/><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text:soft-page-break/>的时候返回值小于0，it_first == it_second时返回值等于0，it_first &gt; it_second时返回值大于0。</text:p>
      <text:p text:style-name="P21"/>
      <text:list xml:id="list37254987"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ext:soft-page-break/>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soft-page-break/><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soft-page-break/><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soft-page-break/><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soft-page-break/><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ext:soft-page-break/>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soft-page-break/><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val_elemlist<text:tab/><text:tab/>可变参数列表。</text:p>
      <text:p text:style-name="P11"><text:soft-page-break/>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oft-page-break/><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text:soft-page-break/>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 text:c="4"/>basic_string_t* pt_basic_string, void* pv_value);</text:p>
          </table:table-cell>
        </table:table-row>
      </table:table>
      <text:p text:style-name="P11"><text:soft-page-break/>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tab/>返回数据串的长度。</text:p>
      <text:p text:style-name="P11"><text:soft-page-break/>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53468" text:continue-numbering="true" text:style-name="WW8Num13">
        <text:list-item>
          <text:h text:style-name="P50"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34551885" text:style-name="L1">
        <text:list-item>
          <text:p text:style-name="P44">容器迭代器的互操作性，一种容器可以使用另一种容器的迭代器，只要两种容器中保存的数据类型相同。</text:p>
        </text:list-item>
        <text:list-item>
          <text:p text:style-name="P44"><text:soft-page-break/>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44248" text:continue-list="list37253468" text:style-name="WW8Num13">
        <text:list-item>
          <text:list>
            <text:list-item>
              <text:h text:style-name="P58" text:outline-level="2"><text:span text:style-name="T6">libcstl 2.1</text:span><text:span text:style-name="T3">改善</text:span></text:h>
            </text:list-item>
          </text:list>
        </text:list-item>
      </text:list>
      <text:list xml:id="list34547362"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265457" text:continue-list="list37244248" text:style-name="WW8Num13">
        <text:list-item>
          <text:list>
            <text:list-item>
              <text:h text:style-name="P58" text:outline-level="2"><text:soft-page-break/><text:span text:style-name="T6">libcstl 2.1</text:span><text:span text:style-name="T3">代码的优化</text:span></text:h>
            </text:list-item>
          </text:list>
        </text:list-item>
      </text:list>
      <text:list xml:id="list37250167" text:continue-list="list34547362"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text:soft-page-break/>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244327" text:continue-list="list37265457" text:style-name="WW8Num13">
        <text:list-item>
          <text:h text:style-name="P50"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3-03T17:12:42.56</dc:date>
    <meta:editing-cycles>1876</meta:editing-cycles>
    <meta:editing-duration>PT456H54M43S</meta:editing-duration>
    <meta:generator>OpenOffice.org/3.2$Win32 OpenOffice.org_project/320m18$Build-9502</meta:generator>
    <dc:creator>Wang Bo</dc:creator>
    <meta:document-statistic meta:table-count="602" meta:image-count="41" meta:object-count="0" meta:page-count="260" meta:paragraph-count="8028" meta:word-count="65634" meta:character-count="245671"/>
  </office:meta>
</office:document-meta>
</file>